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start" style:justify-single-word="false"/>
      <style:text-properties officeooo:paragraph-rsid="000bbd34"/>
    </style:style>
    <style:style style:name="P3" style:family="paragraph" style:parent-style-name="Text_20_body">
      <style:paragraph-properties fo:text-align="center" style:justify-single-word="false"/>
      <style:text-properties officeooo:paragraph-rsid="000bbd34"/>
    </style:style>
    <style:style style:name="P4" style:family="paragraph" style:parent-style-name="Text_20_body">
      <style:paragraph-properties fo:text-align="start" style:justify-single-word="false"/>
      <style:text-properties officeooo:paragraph-rsid="000bbd34"/>
    </style:style>
    <style:style style:name="P5" style:family="paragraph" style:parent-style-name="Footnote">
      <style:paragraph-properties fo:margin-left="0cm" fo:margin-right="0cm" fo:text-indent="0cm" style:auto-text-indent="false"/>
      <style:text-properties officeooo:rsid="0010110d" officeooo:paragraph-rsid="0010110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paragraph-properties fo:text-align="justify" style:justify-single-word="false"/>
      <style:text-properties officeooo:rsid="000bbd34" officeooo:paragraph-rsid="000bbd34"/>
    </style:style>
    <style:style style:name="P42" style:family="paragraph" style:parent-style-name="Text_20_body">
      <style:paragraph-properties fo:text-align="justify" style:justify-single-word="false"/>
      <style:text-properties officeooo:rsid="00135cd3" officeooo:paragraph-rsid="00135cd3"/>
    </style:style>
    <style:style style:name="P43" style:family="paragraph" style:parent-style-name="Text_20_body">
      <style:paragraph-properties fo:text-align="justify" style:justify-single-word="false" style:writing-mode="lr-tb"/>
      <style:text-properties officeooo:rsid="000bbd34" officeooo:paragraph-rsid="00135cd3"/>
    </style:style>
    <style:style style:name="P44" style:family="paragraph" style:parent-style-name="Heading_20_2">
      <style:paragraph-properties fo:text-align="center" style:justify-single-word="false"/>
      <style:text-properties officeooo:rsid="000bbd34" officeooo:paragraph-rsid="000bbd34"/>
    </style:style>
    <style:style style:name="T1" style:family="text">
      <style:text-properties officeooo:rsid="000bc431"/>
    </style:style>
    <style:style style:name="T2" style:family="text">
      <style:text-properties officeooo:rsid="0010110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2">Transaktionsanalyse nach Berne</text:h>
      <text:p text:style-name="P3"/>
      <text:p text:style-name="P43"><text:span text:style-name="T2">Das </text:span>Modell der Transaktionsanalyse <text:span text:style-name="T1">stammt aus dem Bereich der Psychologie und wird von vielen Coaches in der Arbeit mit ihren Klienten, wenn auch nicht immer explizit, angewandt. Der amerikanische Psychologe Eric Berne entwickelte aus Beobachtungen während seiner therapeutischen Sitzungen mit Patienten eine Vorstellung zur menschlichen Persönlichkeit und der Interaktionen zwischen Menschen, welche aus der Persönlichkeit des Einzelnen resultiert</text:span><text:span text:style-name="T1"><text:note text:id="ftn0" text:note-class="footnote"><text:note-citation>1</text:note-citation><text:note-body><text:p text:style-name="P5"><text:s/>Mollbach, Leinweber, Reimann, Mât 2012, S.234</text:p></text:note-body></text:note></text:span><text:span text:style-name="T1">. Dieses Bild der Psyche ermöglicht es, zu verstehen wie Prozesse in psychischen Innenwelt ablaufen und diese Innenwelt mit der Außenwelt kommuniziert. </text:span></text:p>
      <text:p text:style-name="P43"><text:span text:style-name="T1">Die Transaktionsanalyse möchte ein psychologisches Konzept bieten, mit Hilfe dessen Menschen ihre erlebte Realität analysieren, hinterfragen und letztendlich auch verändern können.</text:span></text:p>
      <text:p text:style-name="P41"/>
      <text:p text:style-name="P42">Zentraler Gedanke der</text:p>
      <text:p text:style-name="P3"/>
      <text:p text:style-name="P3"/>
      <text:p text:style-name="P2">- eine Vorstellung der menschlichen Psyche ermöglicht es zu verstehen, wie Prozesse der psychischen Innenwelt ablaufen, sowie der Kontakt zwischen Innenwelt und Außenwelt (Grimmer &amp; Neukorn 2009, S.23)</text:p>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865770251418004155" text:style-name="L1">
          <text:list-item>
            <text:p text:style-name="P6"><text:soft-page-break/>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875080517859290748" text:style-name="L2">
          <text:list-item>
            <text:p text:style-name="P7">durch ein Veränderung der Kommunikation und somit einer anderen Perzeption der Wirklichkeit sollen neue Lebenswege eröffnet werden (Berne 1996, S.8)</text:p>
          </text:list-item>
        </text:list>
      </text:section>
      <text:section text:style-name="Sect1" text:name="magicdomid68">
        <text:list xml:id="list4649807163858983189" text:style-name="L3">
          <text:list-item>
            <text:p text:style-name="P8">Grundlage der Transaktionsanalyse ist ein Modell der menschlichen Persönlichkeit und Kommunikationsabläufen zwischen Menschen in unterschiedlichen Kontexten</text:p>
          </text:list-item>
        </text:list>
      </text:section>
      <text:section text:style-name="Sect1" text:name="magicdomid69">
        <text:list xml:id="list6773171244262892807" text:style-name="L4">
          <text:list-item>
            <text:p text:style-name="P9">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9145682240479497588" text:style-name="L5">
          <text:list-item>
            <text:p text:style-name="P10">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9109440409700948268" text:style-name="L6">
          <text:list-item>
            <text:p text:style-name="P11">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6018718454152523764" text:style-name="L7">
          <text:list-item>
            <text:p text:style-name="P12">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434316611653059130" text:style-name="L8">
          <text:list-item>
            <text:p text:style-name="P13">jeder Mensch ist in der Lage, Probleme zu lösen</text:p>
          </text:list-item>
        </text:list>
      </text:section>
      <text:section text:style-name="Sect1" text:name="magicdomid74">
        <text:list xml:id="list668365757945937082" text:style-name="L9">
          <text:list-item>
            <text:p text:style-name="P14">jeder Mensch ist mit all seinen persönlichen Eigenschaften in seiner Gesamtheit in Ordnung</text:p>
          </text:list-item>
        </text:list>
      </text:section>
      <text:section text:style-name="Sect1" text:name="magicdomid75">
        <text:list xml:id="list2964526379253914291" text:style-name="L10">
          <text:list-item>
            <text:p text:style-name="P15">jeder Mensch ist in der Lage, Verantwortung für seine eigenen Handlungen, sein Leben, und dessen Gestaltung zu übernehmen</text:p>
          </text:list-item>
        </text:list>
      </text:section>
      <text:section text:style-name="Sect1" text:name="magicdomid76">
        <text:list xml:id="list3956099281299061357" text:style-name="L11">
          <text:list-item>
            <text:p text:style-name="P16">er besitzt die Fähigkeit, seine mentalen und emotionalen Vorgänge in seinem Innern, bewusst wahrzunehmen, zu reflektieren und in der Folge auch zu steuern</text:p>
          </text:list-item>
        </text:list>
      </text:section>
      <text:section text:style-name="Sect1" text:name="magicdomid77">
        <text:list xml:id="list3973902020124064041" text:style-name="L12">
          <text:list-item>
            <text:p text:style-name="P17">hierdurch kann er auch seine Handlungen und die resultierenden sozialen Interaktionen steuern, bzw. zumindest beeinflussen</text:p>
          </text:list-item>
        </text:list>
      </text:section>
      <text:section text:style-name="Sect1" text:name="magicdomid78">
        <text:list xml:id="list7571005946629076007" text:style-name="L13">
          <text:list-item>
            <text:p text:style-name="P18">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865252796144586456" text:style-name="L14">
          <text:list-item>
            <text:p text:style-name="P19">die Transaktionsanalyse identifiziert vier Grundhaltungen, wie ein Mensch sich selbst und andere Personen um ihn herum betrachten kann (Berne 1996, S.8)</text:p>
          </text:list-item>
        </text:list>
      </text:section>
      <text:section text:style-name="Sect1" text:name="magicdomid81">
        <text:list xml:id="list4070839726094407030" text:style-name="L15">
          <text:list-item>
            <text:p text:style-name="P20">Ich bin OK - Du bist OK</text:p>
          </text:list-item>
        </text:list>
      </text:section>
      <text:section text:style-name="Sect1" text:name="magicdomid82">
        <text:list xml:id="list283944695004712784" text:style-name="L16">
          <text:list-item>
            <text:p text:style-name="P21">Ich bin OK - Du bist nicht OK</text:p>
          </text:list-item>
        </text:list>
      </text:section>
      <text:section text:style-name="Sect1" text:name="magicdomid83">
        <text:list xml:id="list6307379509156306113" text:style-name="L17">
          <text:list-item>
            <text:p text:style-name="P22"><text:soft-page-break/>Ich bin nicht OK - Du bist OK</text:p>
          </text:list-item>
        </text:list>
      </text:section>
      <text:section text:style-name="Sect1" text:name="magicdomid84">
        <text:list xml:id="list4793923804642607758" text:style-name="L18">
          <text:list-item>
            <text:p text:style-name="P23">Ich bin nicht OK - Du bist nicht OK</text:p>
          </text:list-item>
        </text:list>
      </text:section>
      <text:section text:style-name="Sect1" text:name="magicdomid85">
        <text:p text:style-name="Standard"><text:line-break/></text:p>
      </text:section>
      <text:section text:style-name="Sect1" text:name="magicdomid86">
        <text:list xml:id="list1928674420041390867" text:style-name="L19">
          <text:list-item>
            <text:p text:style-name="P24">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3385513289194152151" text:style-name="L20">
          <text:list-item>
            <text:p text:style-name="P25">diese Position drückt aus, dass die Person denkt: </text:p>
          </text:list-item>
        </text:list>
      </text:section>
      <text:section text:style-name="Sect1" text:name="magicdomid88">
        <text:list xml:id="list2991021035768708682" text:style-name="L21">
          <text:list-item>
            <text:p text:style-name="P26">ich und mein Gegenüber sind gleichberechtigt auf dieser Erde und haben das Recht, unsere Anschauungen zu vertreten</text:p>
          </text:list-item>
        </text:list>
      </text:section>
      <text:section text:style-name="Sect1" text:name="magicdomid89">
        <text:list xml:id="list2533667540875147498" text:style-name="L22">
          <text:list-item>
            <text:p text:style-name="P27">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2833400232761080413" text:style-name="L23">
          <text:list-item>
            <text:p text:style-name="P28">die Grundhaltungen zwei und drei drücken ein Ungleichgewicht zwischen der eigenen Person und dem Gegenüber aus</text:p>
          </text:list-item>
        </text:list>
      </text:section>
      <text:section text:style-name="Sect1" text:name="magicdomid91">
        <text:list xml:id="list8255450065802364178" text:style-name="L24">
          <text:list-item>
            <text:p text:style-name="P29">in der zweiten Position ist das Ich in Ordnung, jedoch der Gegenüber nicht</text:p>
          </text:list-item>
        </text:list>
      </text:section>
      <text:section text:style-name="Sect1" text:name="magicdomid92">
        <text:list xml:id="list483359961238656841" text:style-name="L25">
          <text:list-item>
            <text:p text:style-name="P30">dieser wird nicht als gleichberechtigt wahrgenommen und entsprechend wird ihmmit Abwertung begegnet</text:p>
          </text:list-item>
        </text:list>
      </text:section>
      <text:section text:style-name="Sect1" text:name="magicdomid93">
        <text:list xml:id="list5660840258251652371" text:style-name="L26">
          <text:list-item>
            <text:p text:style-name="P31">in der Folge bleibt das eigene Ich stets ohne wirkliches, gleichberechtigtes Gegenüber und bleibt somit de facto alleine</text:p>
          </text:list-item>
        </text:list>
      </text:section>
      <text:section text:style-name="Sect1" text:name="magicdomid94">
        <text:list xml:id="list257179719708056977" text:style-name="L27">
          <text:list-item>
            <text:p text:style-name="P32">in der dritten Position ist die Betrachtungsweise genau umgekehrt:</text:p>
          </text:list-item>
        </text:list>
      </text:section>
      <text:section text:style-name="Sect1" text:name="magicdomid95">
        <text:list xml:id="list6664206858173367567" text:style-name="L28">
          <text:list-item>
            <text:p text:style-name="P33">das Ich wird dem Gegenüber als unterlegen wahrgenommen</text:p>
          </text:list-item>
        </text:list>
      </text:section>
      <text:section text:style-name="Sect1" text:name="magicdomid96">
        <text:list xml:id="list7810237123374081393" text:style-name="L29">
          <text:list-item>
            <text:p text:style-name="P34">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6195049941893746042" text:style-name="L30">
          <text:list-item>
            <text:p text:style-name="P35">in der vierten Grundhaltung ist überhaupt keine Kommunikation zwischen den Menschen mehr möglich</text:p>
          </text:list-item>
        </text:list>
      </text:section>
      <text:section text:style-name="Sect1" text:name="magicdomid99">
        <text:list xml:id="list3323237006030972265" text:style-name="L31">
          <text:list-item>
            <text:p text:style-name="P36">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2890597771173399254" text:style-name="L32">
          <text:list-item>
            <text:p text:style-name="P37">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2244174195235331776" text:style-name="L33">
          <text:list-item>
            <text:p text:style-name="P38">Letzte Grundhaltung führt bei Menschen zu einer Totalblokade, die äußerst schwer zu <text:soft-page-break/>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3473056801303478709" text:style-name="L34">
          <text:list-item>
            <text:p text:style-name="P39">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5984257372309294330" text:style-name="L35">
          <text:list-item>
            <text:p text:style-name="P40">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0T13:47:01.897766010</dc:date>
    <dc:creator>Pascal Bernhard</dc:creator>
    <meta:editing-duration>PT58M36S</meta:editing-duration>
    <meta:editing-cycles>8</meta:editing-cycles>
    <meta:generator>LibreOffice/4.2.6.3$Linux_X86_64 LibreOffice_project/420m0$Build-3</meta:generator>
    <meta:document-statistic meta:table-count="0" meta:image-count="0" meta:object-count="0" meta:page-count="4" meta:paragraph-count="60" meta:word-count="982" meta:character-count="6870" meta:non-whitespace-character-count="5952"/>
  </office:meta>
</office:document-meta>
</file>